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This is a test document</text:h>
      <text:p text:style-name="Normal">Those<text:s/><text:span text:style-name="T2">two sentences</text:span><text:s/>should be present in tes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el Abgrall</meta:initial-creator>
    <dc:creator>Mael Abgrall</dc:creator>
    <meta:creation-date>2024-02-01T12:06:00Z</meta:creation-date>
    <dc:date>2024-02-01T12:06:00Z</dc:date>
    <meta:template xlink:href="Normal.dotm" xlink:type="simple"/>
    <meta:editing-cycles>4</meta:editing-cycles>
    <meta:editing-duration>PT0S</meta:editing-duration>
    <meta:document-statistic meta:page-count="1" meta:paragraph-count="1" meta:word-count="10" meta:character-count="70" meta:row-count="1" meta:non-whitespace-character-count="61"/>
  </office:meta>
</office:document-meta>
</file>